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53c022" officeooo:paragraph-rsid="005c230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53c022" officeooo:paragraph-rsid="0061784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62fddf" officeooo:paragraph-rsid="0062fddf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fo:font-weight="normal" officeooo:rsid="00511633" officeooo:paragraph-rsid="005c2307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57aba" officeooo:paragraph-rsid="00657aba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3c022" officeooo:paragraph-rsid="005c2307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text-line-through-style="none" style:text-line-through-type="none" style:font-name="DejaVu Sans Condensed" fo:font-size="12pt" fo:font-weight="bold" officeooo:rsid="00511633" officeooo:paragraph-rsid="0079c474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511633" officeooo:paragraph-rsid="0079c474" style:font-size-asian="12pt" style:font-weight-asian="normal" style:font-name-complex="DejaVu Sans Condensed2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657aba"/>
    </style:style>
    <style:style style:name="P11" style:family="paragraph" style:parent-style-name="Standard">
      <style:paragraph-properties fo:text-align="start" style:justify-single-word="false"/>
      <style:text-properties officeooo:paragraph-rsid="007abc8d"/>
    </style:style>
    <style:style style:name="P12" style:family="paragraph" style:parent-style-name="Standard" style:list-style-name="L3">
      <style:text-properties style:font-name="DejaVu Sans Condensed" fo:font-weight="normal" officeooo:paragraph-rsid="0079c474" style:font-weight-asian="normal" style:font-name-complex="DejaVu Sans Condensed2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7abc8d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7abc8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none" style:text-line-through-type="none" style:font-name="DejaVu Sans Condensed1" fo:font-size="12pt" fo:font-weight="normal" officeooo:rsid="00657aba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1" fo:font-size="12pt" fo:font-weight="normal" officeooo:rsid="00657e71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1" fo:font-size="12pt" fo:font-weight="bold" officeooo:rsid="00657aba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1" fo:font-size="12pt" fo:font-weight="bold" officeooo:rsid="004b8878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1" fo:font-size="12pt" fo:font-weight="bold" officeooo:rsid="0063d7bc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1" fo:font-size="12pt" fo:font-weight="bold" officeooo:rsid="00628534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1" fo:font-size="12pt" fo:font-weight="bold" officeooo:rsid="005c2307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1" fo:font-size="12pt" fo:font-weight="bold" officeooo:rsid="0077e806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1" fo:font-size="12pt" fo:font-weight="bold" officeooo:rsid="0079113f" style:font-size-asian="12pt" style:font-weight-asian="bold" style:font-size-complex="12pt" style:font-weight-complex="bold"/>
    </style:style>
    <style:style style:name="T12" style:family="text">
      <style:text-properties officeooo:rsid="00657aba"/>
    </style:style>
    <style:style style:name="T13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3">1<text:span text:style-name="T13">xx</text:span> - Controls</text:p>
          </table:table-cell>
          <table:table-cell table:style-name="Table1.B1" office:value-type="string">
            <text:p text:style-name="P14">2xx - Ground</text:p>
          </table:table-cell>
          <table:table-cell table:style-name="Table1.C1" office:value-type="string">
            <text:p text:style-name="P14">3xx - Flight</text:p>
          </table:table-cell>
          <table:table-cell table:style-name="Table1.B1" office:value-type="string">
            <text:p text:style-name="P14">4xx - A2A</text:p>
          </table:table-cell>
          <table:table-cell table:style-name="Table1.B1" office:value-type="string">
            <text:p text:style-name="P14">5xx - A2G</text:p>
          </table:table-cell>
          <table:table-cell table:style-name="Table1.F1" office:value-type="string">
            <text:p text:style-name="P14">6xx - Misc</text:p>
          </table:table-cell>
        </table:table-row>
      </table:table>
      <text:p text:style-name="P11"><text:span text:style-name="T5">3</text:span><text:span text:style-name="T6">0</text:span><text:span text:style-name="T11">2</text:span><text:span text:style-name="T7"> - </text:span><text:span text:style-name="T5">Flight - </text:span><text:span text:style-name="T8">Countermeasures, </text:span><text:span text:style-name="T9">Jettison</text:span><text:span text:style-name="T10">, Vuichard</text:span></text:p>
      <text:p text:style-name="P3"/>
      <text:p text:style-name="P4">Countermeasures <text:span text:style-name="T12">setup from back seat</text:span></text:p>
      <text:list text:style-name="L1">
        <text:list-item>
          <text:p text:style-name="P6">Press <text:span text:style-name="T1">Trim Hat press</text:span> to open Petrovich AI menu.</text:p>
        </text:list-item>
        <text:list-item>
          <text:p text:style-name="P10"><text:span text:style-name="T2">Press </text:span><text:span text:style-name="T4">Trim Hat left</text:span><text:span text:style-name="T2"> to </text:span><text:span text:style-name="T3">toggle the</text:span><text:span text:style-name="T2"> Countermeasures menu.</text:span></text:p>
        </text:list-item>
        <text:list-item>
          <text:p text:style-name="P6">Change countermeasures as desired:</text:p>
          <text:list>
            <text:list-item>
              <text:p text:style-name="P6"><text:span text:style-name="T1">Interval</text:span>: <text:span text:style-name="T1">Trim Hat up short</text:span></text:p>
            </text:list-item>
            <text:list-item>
              <text:p text:style-name="P6"><text:span text:style-name="T1">Series</text:span>: <text:span text:style-name="T1">Trim Hat right short</text:span></text:p>
            </text:list-item>
            <text:list-item>
              <text:p text:style-name="P6"><text:span text:style-name="T1">Side</text:span>: <text:span text:style-name="T1">Trim Hat down short</text:span></text:p>
            </text:list-item>
            <text:list-item>
              <text:p text:style-name="P6"><text:span text:style-name="T1">Type</text:span>: <text:span text:style-name="T1">Trim Hat down long</text:span></text:p>
            </text:list-item>
          </text:list>
        </text:list-item>
      </text:list>
      <text:p text:style-name="P2"/>
      <text:p text:style-name="P1">Jettison</text:p>
      <text:list text:style-name="L2">
        <text:list-item>
          <text:p text:style-name="P7">Flip the <text:span text:style-name="T1">red guarded switches</text:span> in the <text:span text:style-name="T1">center console</text:span>.</text:p>
        </text:list-item>
      </text:list>
      <text:p text:style-name="P5"/>
      <text:p text:style-name="P8">Vuichard Recovery Technique for clockwise rotor</text:p>
      <text:list text:style-name="L3">
        <text:list-item>
          <text:p text:style-name="P12">Full right pedal (power pedal).</text:p>
        </text:list-item>
        <text:list-item>
          <text:p text:style-name="P12">Left cyclic for 15-20 deg bank.</text:p>
        </text:list-item>
        <text:list-item>
          <text:p text:style-name="P9">Raise collective slowl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2H49M48S</meta:editing-duration>
    <meta:editing-cycles>90</meta:editing-cycles>
    <meta:generator>LibreOffice/7.4.5.1$Windows_X86_64 LibreOffice_project/9c0871452b3918c1019dde9bfac75448afc4b57f</meta:generator>
    <dc:date>2024-02-16T16:56:03.493000000</dc:date>
    <meta:document-statistic meta:table-count="1" meta:image-count="0" meta:object-count="0" meta:page-count="1" meta:paragraph-count="21" meta:word-count="113" meta:character-count="607" meta:non-whitespace-character-count="526"/>
  </office:meta>
</office:document-meta>
</file>